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4058f1" officeooo:paragraph-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4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2f9737" officeooo:paragraph-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544b06" officeooo:paragraph-rsid="00544b06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1e8ff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4194eb" officeooo:paragraph-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8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4d6b0c" officeooo:paragraph-rsid="004d6b0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9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italic" fo:font-weight="normal" officeooo:rsid="004d6b0c" officeooo:paragraph-rsid="004d6b0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10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italic" fo:font-weight="normal" officeooo:rsid="004ed3ec" officeooo:paragraph-rsid="00521b1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11" style:family="paragraph" style:parent-style-name="Text_20_body_20__28_user_29_">
      <style:paragraph-properties fo:text-align="justify" style:justify-single-word="false"/>
      <style:text-properties style:font-name="Helvetica" fo:font-size="10pt" fo:language="es" fo:country="ES" fo:font-weight="normal" officeooo:rsid="002f9737" officeooo:paragraph-rsid="004194eb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12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13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14" style:family="paragraph" style:parent-style-name="Text_20_body_20__28_user_29_">
      <style:paragraph-properties fo:text-align="justify" style:justify-single-word="false"/>
      <style:text-properties officeooo:paragraph-rsid="004194eb"/>
    </style:style>
    <style:style style:name="P15" style:family="paragraph" style:parent-style-name="Text_20_body_20__28_user_29_">
      <style:paragraph-properties fo:text-align="justify" style:justify-single-word="false"/>
      <style:text-properties officeooo:rsid="004194eb" officeooo:paragraph-rsid="004194eb"/>
    </style:style>
    <style:style style:name="P16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17" style:family="paragraph" style:parent-style-name="Text_20_body_20__28_user_29_">
      <style:paragraph-properties fo:text-align="justify" style:justify-single-word="false"/>
      <style:text-properties officeooo:rsid="004058f1" officeooo:paragraph-rsid="00521b1c"/>
    </style:style>
    <style:style style:name="P18" style:family="paragraph" style:parent-style-name="Text_20_body_20__28_user_29_">
      <style:paragraph-properties fo:text-align="justify" style:justify-single-word="false"/>
      <style:text-properties officeooo:rsid="004cb908" officeooo:paragraph-rsid="004cb908"/>
    </style:style>
    <style:style style:name="P19" style:family="paragraph" style:parent-style-name="Text_20_body_20__28_user_29_">
      <style:paragraph-properties fo:text-align="justify" style:justify-single-word="false"/>
      <style:text-properties style:font-name="Courier" fo:font-size="10pt" officeooo:rsid="004058f1" officeooo:paragraph-rsid="004d6b0c" style:font-size-asian="10pt" style:font-size-complex="10pt"/>
    </style:style>
    <style:style style:name="P20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2f9737" officeooo:paragraph-rsid="004194eb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1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style="normal" fo:font-weight="normal" officeooo:rsid="004d6b0c" officeooo:paragraph-rsid="004d6b0c" style:letter-kerning="true" style:font-name-asian="SimSun" style:font-size-asian="10pt" style:language-asian="zh" style:country-asian="CN" style:font-style-asian="normal" style:font-weight-asian="normal" style:font-name-complex="Helv" style:font-size-complex="10pt" style:language-complex="hi" style:country-complex="IN" style:font-style-complex="normal" style:font-weight-complex="normal"/>
    </style:style>
    <style:style style:name="P22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style="normal" fo:font-weight="normal" officeooo:rsid="004d6b0c" officeooo:paragraph-rsid="004ed3ec" style:letter-kerning="true" style:font-name-asian="SimSun" style:font-size-asian="10pt" style:language-asian="zh" style:country-asian="CN" style:font-style-asian="normal" style:font-weight-asian="normal" style:font-name-complex="Helv" style:font-size-complex="10pt" style:language-complex="hi" style:country-complex="IN" style:font-style-complex="normal" style:font-weight-complex="normal"/>
    </style:style>
    <style:style style:name="P23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style="normal" fo:font-weight="normal" officeooo:rsid="004e572c" officeooo:paragraph-rsid="004d6b0c" style:letter-kerning="true" style:font-name-asian="SimSun" style:font-size-asian="10pt" style:language-asian="zh" style:country-asian="CN" style:font-style-asian="normal" style:font-weight-asian="normal" style:font-name-complex="Helv" style:font-size-complex="10pt" style:language-complex="hi" style:country-complex="IN" style:font-style-complex="normal" style:font-weight-complex="normal"/>
    </style:style>
    <style:style style:name="P24" style:family="paragraph" style:parent-style-name="Text_20_body_20__28_user_29_">
      <style:paragraph-properties fo:text-align="justify" style:justify-single-word="false"/>
      <style:text-properties fo:font-size="10pt" officeooo:rsid="004058f1" officeooo:paragraph-rsid="004d6b0c" style:font-size-asian="10pt" style:font-size-complex="10pt"/>
    </style:style>
    <style:style style:name="P25" style:family="paragraph" style:parent-style-name="Text_20_body_20__28_user_29_">
      <style:paragraph-properties fo:text-align="justify" style:justify-single-word="false"/>
      <style:text-properties officeooo:rsid="00521b1c" officeooo:paragraph-rsid="00521b1c"/>
    </style:style>
    <style:style style:name="P26" style:family="paragraph" style:parent-style-name="Text_20_body_20__28_user_29_">
      <style:paragraph-properties fo:text-align="center" style:justify-single-word="false"/>
      <style:text-properties fo:font-size="14pt" fo:font-weight="normal" officeooo:rsid="00407976" officeooo:paragraph-rsid="0054f7a7" style:font-size-asian="14pt" style:font-weight-asian="normal" style:font-weight-complex="normal"/>
    </style:style>
    <style:style style:name="P27" style:family="paragraph" style:parent-style-name="Text_20_body_20__28_user_29_">
      <style:paragraph-properties fo:text-align="center" style:justify-single-word="false"/>
      <style:text-properties fo:font-size="14pt" fo:font-weight="bold" officeooo:rsid="0059f599" officeooo:paragraph-rsid="0054f7a7" style:font-size-asian="14pt" style:font-weight-asian="bold"/>
    </style:style>
    <style:style style:name="P28" style:family="paragraph" style:parent-style-name="Text_20_body_20__28_user_29_">
      <style:paragraph-properties fo:text-align="center" style:justify-single-word="false"/>
      <style:text-properties fo:font-size="14pt" fo:font-weight="bold" officeooo:rsid="00407976" officeooo:paragraph-rsid="0054f7a7" style:font-size-asian="14pt" style:font-weight-asian="bold"/>
    </style:style>
    <style:style style:name="P29" style:family="paragraph" style:parent-style-name="Standard">
      <style:paragraph-properties fo:text-align="justify" style:justify-single-word="false"/>
      <style:text-properties style:font-name="Courier" fo:font-size="10pt" officeooo:rsid="004ed3ec" officeooo:paragraph-rsid="004ed3ec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Courier" fo:font-size="10pt" fo:language="es" fo:country="ES" fo:font-style="normal" fo:font-weight="normal" officeooo:rsid="004ed3ec" officeooo:paragraph-rsid="004ed3ec" style:letter-kerning="true" style:font-name-asian="SimSun" style:font-size-asian="10pt" style:language-asian="zh" style:country-asian="CN" style:font-style-asian="normal" style:font-weight-asian="normal" style:font-name-complex="Helv" style:font-size-complex="10pt" style:language-complex="hi" style:country-complex="IN" style:font-style-complex="normal" style:font-weight-complex="normal"/>
    </style:style>
    <style:style style:name="P31" style:family="paragraph" style:parent-style-name="Text_20_body_20__28_user_29_">
      <style:paragraph-properties fo:text-align="justify" style:justify-single-word="false" fo:break-before="page"/>
      <style:text-properties style:font-name="Helvetica" fo:font-size="11pt" fo:language="es" fo:country="ES" fo:font-style="normal" fo:font-weight="normal" officeooo:rsid="004d6b0c" officeooo:paragraph-rsid="004d6b0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2" style:family="paragraph" style:parent-style-name="Text_20_body_20__28_user_29_">
      <style:paragraph-properties fo:text-align="justify" style:justify-single-word="false" fo:break-before="page"/>
      <style:text-properties style:font-name="Helvetica" fo:font-size="11pt" fo:language="es" fo:country="ES" fo:font-style="italic" fo:font-weight="normal" officeooo:rsid="004ed3ec" officeooo:paragraph-rsid="00521b1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33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34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35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36" style:family="paragraph" style:parent-style-name="Text_20_body_20__28_user_29_" style:list-style-name="L1">
      <style:paragraph-properties fo:text-align="justify" style:justify-single-word="false"/>
      <style:text-properties officeooo:rsid="004767d0" officeooo:paragraph-rsid="004767d0"/>
    </style:style>
    <style:style style:name="P37" style:family="paragraph" style:parent-style-name="Text_20_body_20__28_user_29_" style:list-style-name="L2">
      <style:paragraph-properties fo:text-align="justify" style:justify-single-word="false"/>
      <style:text-properties officeooo:rsid="004058f1" officeooo:paragraph-rsid="004058f1"/>
    </style:style>
    <style:style style:name="P38" style:family="paragraph" style:parent-style-name="Text_20_body_20__28_user_29_" style:list-style-name="L2">
      <style:paragraph-properties fo:text-align="justify" style:justify-single-word="false"/>
      <style:text-properties officeooo:rsid="004058f1" officeooo:paragraph-rsid="004d6b0c"/>
    </style:style>
    <style:style style:name="P39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fo:language="es" fo:country="ES" fo:font-weight="normal" officeooo:rsid="004ddf49" officeooo:paragraph-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40" style:family="paragraph" style:parent-style-name="Text_20_body_20__28_user_29_" style:list-style-name="L3">
      <style:paragraph-properties fo:text-align="justify" style:justify-single-word="false"/>
      <style:text-properties fo:font-style="normal" fo:font-weight="normal" officeooo:rsid="00521b1c" officeooo:paragraph-rsid="00521b1c" style:font-style-asian="normal" style:font-weight-asian="normal" style:font-style-complex="normal" style:font-weight-complex="normal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485f9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4cb908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4ddf49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50d1f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521b1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52d18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5850b5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5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6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7" style:family="text">
      <style:text-properties style:font-name="Helvetica" fo:font-size="11pt" fo:language="es" fo:country="ES" fo:font-weight="bold" officeooo:rsid="004194e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8" style:family="text">
      <style:text-properties style:font-name="Helvetica" fo:font-size="11pt" fo:language="es" fo:country="ES" fo:font-weight="bold" officeooo:rsid="004cb908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9" style:family="text">
      <style:text-properties style:font-name="Helvetica" fo:font-size="11pt" fo:language="es" fo:country="ES" fo:font-weight="bold" officeooo: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0" style:family="text">
      <style:text-properties style:font-name="Helvetica" fo:font-size="11pt" fo:language="es" fo:country="ES" fo:font-weight="bold" officeooo:rsid="0036140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1" style:family="text">
      <style:text-properties style:font-name="Helvetica" fo:font-size="11pt" fo:language="es" fo:country="ES" fo:font-weight="bold" officeooo:rsid="00521b1c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2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3" style:family="text">
      <style:text-properties style:font-name="Helvetica" fo:font-size="11pt" fo:language="es" fo:country="ES" fo:font-style="italic" fo:font-weight="normal" officeooo:rsid="004194e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4" style:family="text">
      <style:text-properties style:font-name="Helvetica" fo:font-size="11pt" fo:language="es" fo:country="ES" fo:font-style="italic" fo:font-weight="normal" officeooo:rsid="004cb908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5" style:family="text">
      <style:text-properties style:font-name="Helvetica" fo:font-size="11pt" fo:language="es" fo:country="ES" fo:font-style="italic" fo:font-weight="normal" officeooo:rsid="004d6b0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6" style:family="text">
      <style:text-properties style:font-name="Helvetica" fo:font-size="11pt" fo:language="es" fo:country="ES" fo:font-style="italic" fo:font-weight="normal" officeooo:rsid="004ed3e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7" style:family="text">
      <style:text-properties style:font-name="Helvetica" fo:font-size="11pt" fo:language="es" fo:country="ES" fo:font-style="italic" fo:font-weight="normal" officeooo:rsid="00521b1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8" style:family="text">
      <style:text-properties style:font-name="Helvetica" fo:font-size="11pt" fo:language="es" fo:country="ES" fo:font-style="italic" style:letter-kerning="true" style:font-name-asian="SimSun" style:font-size-asian="11pt" style:language-asian="zh" style:country-asian="CN" style:font-style-asian="italic" style:font-name-complex="Helv" style:font-size-complex="11pt" style:language-complex="hi" style:country-complex="IN" style:font-style-complex="italic"/>
    </style:style>
    <style:style style:name="T29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0" style:family="text">
      <style:text-properties style:font-name="Helvetica" fo:font-size="11pt" fo:language="es" fo:country="ES" fo:font-style="normal" fo:font-weight="bold" officeooo:rsid="004194eb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1" style:family="text">
      <style:text-properties style:font-name="Helvetica" fo:font-size="11pt" fo:language="es" fo:country="ES" fo:font-style="normal" fo:font-weight="bold" officeooo:rsid="004d6b0c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2" style:family="text">
      <style:text-properties style:font-name="Helvetica" fo:font-size="11pt" fo:language="es" fo:country="ES" fo:font-style="normal" fo:font-weight="bold" officeooo:rsid="004ed3ec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3" style:family="text">
      <style:text-properties style:font-name="Helvetica" fo:font-size="11pt" fo:language="es" fo:country="ES" fo:font-style="normal" fo:font-weight="normal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4" style:family="text">
      <style:text-properties style:font-name="Helvetica" fo:font-size="11pt" fo:language="es" fo:country="ES" fo:font-style="normal" fo:font-weight="normal" officeooo:rsid="004194e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5" style:family="text">
      <style:text-properties style:font-name="Helvetica" fo:font-size="11pt" fo:language="es" fo:country="ES" fo:font-style="normal" fo:font-weight="normal" officeooo:rsid="0045b7de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6" style:family="text">
      <style:text-properties style:font-name="Helvetica" fo:font-size="11pt" fo:language="es" fo:country="ES" fo:font-style="normal" fo:font-weight="normal" officeooo:rsid="004d6b0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7" style:family="text">
      <style:text-properties style:font-name="Helvetica" fo:font-size="11pt" fo:language="es" fo:country="ES" fo:font-style="normal" fo:font-weight="normal" officeooo:rsid="004ddf49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8" style:family="text">
      <style:text-properties style:font-name="Helvetica" fo:font-size="11pt" fo:language="es" fo:country="ES" fo:font-style="normal" fo:font-weight="normal" officeooo:rsid="004ed3e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9" style:family="text">
      <style:text-properties style:font-name="Helvetica" fo:font-size="11pt" fo:language="es" fo:country="ES" fo:font-style="normal" fo:font-weight="normal" officeooo:rsid="0054b10a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0" style:family="text">
      <style:text-properties style:font-name="Helvetica" fo:font-size="11pt" fo:language="es" fo:country="ES" style:letter-kerning="true" style:font-name-asian="SimSun" style:font-size-asian="11pt" style:language-asian="zh" style:country-asian="CN" style:font-name-complex="Helv" style:font-size-complex="11pt" style:language-complex="hi" style:country-complex="IN"/>
    </style:style>
    <style:style style:name="T41" style:family="text">
      <style:text-properties style:font-name="Helvetica" fo:font-size="11pt" fo:language="es" fo:country="ES" officeooo:rsid="004ed3ec" style:letter-kerning="true" style:font-name-asian="SimSun" style:font-size-asian="11pt" style:language-asian="zh" style:country-asian="CN" style:font-name-complex="Helv" style:font-size-complex="11pt" style:language-complex="hi" style:country-complex="IN"/>
    </style:style>
    <style:style style:name="T42" style:family="text">
      <style:text-properties officeooo:rsid="003e8bdc"/>
    </style:style>
    <style:style style:name="T43" style:family="text">
      <style:text-properties officeooo:rsid="004767d0"/>
    </style:style>
    <style:style style:name="T44" style:family="text">
      <style:text-properties officeooo:rsid="004be7c8"/>
    </style:style>
    <style:style style:name="T45" style:family="text">
      <style:text-properties style:font-name="Courier" fo:language="es" fo:country="ES" fo:font-style="normal" fo:font-weight="normal" officeooo:rsid="004d6b0c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46" style:family="text">
      <style:text-properties style:font-name="Courier" fo:language="es" fo:country="ES" fo:font-style="normal" fo:font-weight="normal" officeooo:rsid="004e572c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47" style:family="text">
      <style:text-properties fo:language="es" fo:country="ES" fo:font-style="normal" fo:font-weight="normal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48" style:family="text">
      <style:text-properties fo:language="es" fo:country="ES" fo:font-style="normal" fo:font-weight="normal" officeooo:rsid="004d6b0c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49" style:family="text">
      <style:text-properties fo:language="es" fo:country="ES" fo:font-style="normal" fo:font-weight="normal" officeooo:rsid="004e572c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50" style:family="text">
      <style:text-properties fo:language="es" fo:country="ES" fo:font-style="normal" fo:font-weight="normal" officeooo:rsid="0052d187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51" style:family="text">
      <style:text-properties fo:language="es" fo:country="ES" fo:font-style="normal" fo:font-weight="normal" officeooo:rsid="00547972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52" style:family="text">
      <style:text-properties officeooo:rsid="004f7054"/>
    </style:style>
    <style:style style:name="T53" style:family="text">
      <style:text-properties officeooo:rsid="0054b10a"/>
    </style:style>
    <style:style style:name="T54" style:family="text">
      <style:text-properties officeooo:rsid="0054f7a7"/>
    </style:style>
    <style:style style:name="T55" style:family="text">
      <style:text-properties officeooo:rsid="005748fa"/>
    </style:style>
    <style:style style:name="T5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EXAMEN <text:span text:style-name="T52">DE </text:span>PRÁCTICAS </text:p>
      <text:p text:style-name="P27">Convocatoria <text:span text:style-name="T54">ordinaria</text:span></text:p>
      <text:p text:style-name="P28">ARQUITECTURA DE SISTEMAS AUDIOVISUALES II </text:p>
      <text:p text:style-name="P26">4º SAM, URJC</text:p>
      <text:p text:style-name="P13">Fuenlabrada, <text:span text:style-name="T43">11 </text:span>de <text:span text:style-name="T44">Diciembre</text:span> de 201<text:span text:style-name="T42">9</text:span></text:p>
      <text:p text:style-name="P2"/>
      <text:p text:style-name="P12"><text:span text:style-name="T15">A</text:span><text:span text:style-name="T14">VISO</text:span><text:span text:style-name="T1">: Asegúrate que tus programas </text:span><text:span text:style-name="T14">cumplen</text:span><text:span text:style-name="T1"> con los siguientes criterios. Si no se cumple alguno de ellos la </text:span><text:span text:style-name="T14">nota máxima</text:span><text:span text:style-name="T1"> de tu examen será de </text:span><text:span text:style-name="T14">2 puntos</text:span></text:p>
      <text:list xml:id="list3466244651" text:style-name="L1">
        <text:list-item>
          <text:p text:style-name="P34"><text:span text:style-name="T14">Cumplimiento de especificaciones</text:span><text:span text:style-name="T1">. Se debe</text:span><text:span text:style-name="T4">n</text:span><text:span text:style-name="T1"> cumplir las especificaciones indicadas en el enunciado: nombres de funciones, nombres de archivos, </text:span><text:span text:style-name="T5">funcionalidad, </text:span><text:span text:style-name="T1">etc. Compruébalo antes de entregar el examen</text:span></text:p>
        </text:list-item>
        <text:list-item>
          <text:p text:style-name="P34"><text:span text:style-name="T29">Respetar el convenio</text:span><text:span text:style-name="T1">. </text:span><text:span text:style-name="T2">Resuelve las preguntas </text:span><text:span text:style-name="T16">sin violar</text:span><text:span text:style-name="T2"> el convenio del uso de registros </text:span><text:span text:style-name="T10">(ABI del RISC-V)</text:span></text:p>
        </text:list-item>
        <text:list-item>
          <text:p text:style-name="P35"><text:span text:style-name="T14">Sin errores en tiempo de ejecución</text:span><text:span text:style-name="T1"> (Runtime errors). Tus programas no deben generar excepciones al ejecutarse</text:span></text:p>
        </text:list-item>
        <text:list-item>
          <text:p text:style-name="P36"><text:span text:style-name="T14">Sin errores al ensamblar</text:span><text:span text:style-name="T1">. Los ficheros entregados NO deben dar errores al ensamblarlos. </text:span><text:span text:style-name="T7">Si una función la has dejado a medio hacer, <text:s/>asegúrate que al menos se ensambla sin errores</text:span></text:p>
        </text:list-item>
      </text:list>
      <text:p text:style-name="P6"/>
      <text:p text:style-name="P18"><text:span text:style-name="T1">Se quiere implementar en ensamblador del RISC-V las siguientes </text:span><text:span text:style-name="T14">funciones</text:span><text:span text:style-name="T1">, cuyas </text:span><text:span text:style-name="T14">especificaciones</text:span><text:span text:style-name="T1"> son las siguientes:</text:span></text:p>
      <text:p text:style-name="P3"/>
      <text:list xml:id="list1982927617" text:style-name="L2">
        <text:list-item>
          <text:p text:style-name="P37"><text:span text:style-name="T24">int</text:span><text:span text:style-name="T22"> </text:span><text:span text:style-name="T24">len</text:span><text:span text:style-name="T22">(p</text:span><text:span text:style-name="T24">cad</text:span><text:span text:style-name="T22">)</text:span><text:span text:style-name="T1">: </text:span><text:span text:style-name="T8">Cálculo de la </text:span><text:span text:style-name="T18">longitud de una cadena</text:span><text:span text:style-name="T8">, usando un </text:span><text:span text:style-name="T18">algoritmo iterativo</text:span><text:span text:style-name="T8">. Como única entrada recibe un puntero a la cadena (pcad), y devuelve su longitud. El final de la cadena se detectará cuando se encuentre alguno de los siguientes caracteres: el carácter ‘\n’ o bien el 0 (‘\0’). </text:span><text:span text:style-name="T9">Ejemplo: </text:span><text:span text:style-name="T8">estas dos cadenas tienen longitud 4: “</text:span><text:span text:style-name="T9">Hola\n”, “Hola”</text:span></text:p>
          <text:p text:style-name="P39"/>
        </text:list-item>
        <text:list-item>
          <text:p text:style-name="P38"><text:span text:style-name="T22">void </text:span><text:span text:style-name="T25">reverse</text:span><text:span text:style-name="T22">(pcad)</text:span><text:span text:style-name="T33">: </text:span><text:span text:style-name="T36">Imprimir la cadena apuntada por pcad al revés.</text:span><text:span text:style-name="T33"> Tiene </text:span><text:span text:style-name="T29">un único parámetro de entrada</text:span><text:span text:style-name="T33">: </text:span><text:span text:style-name="T35">el</text:span><text:span text:style-name="T33"> puntero a la cadena</text:span><text:span text:style-name="T36">.</text:span><text:span text:style-name="T33"> </text:span><text:span text:style-name="T29">No devuelve</text:span><text:span text:style-name="T33"> ningún valor. Por ejemplo, la cadena </text:span><text:span text:style-name="T22">“</text:span><text:span text:style-name="T25">Hola” </text:span><text:span text:style-name="T36">se imprimirá como</text:span><text:span text:style-name="T25"> “aloH”. </text:span><text:span text:style-name="T36">Se </text:span><text:span text:style-name="T31">debe</text:span><text:span text:style-name="T36"> usar el siguiente </text:span><text:span text:style-name="T31">algoritmo recursivo</text:span><text:span text:style-name="T36">, implementándolo exactamente como se indica en </text:span><text:span text:style-name="T37">este </text:span><text:span text:style-name="T36">pseudocódigo </text:span><text:span text:style-name="T37">python</text:span></text:p>
        </text:list-item>
      </text:list>
      <text:p text:style-name="P8"/>
      <text:p text:style-name="P8"/>
      <text:p text:style-name="P8"/>
      <text:p text:style-name="P31"/>
      <text:p text:style-name="P21">def reverse(cad): </text:p>
      <text:p text:style-name="P21"><text:s text:c="3"/>#-- Si el primer caracter es 0 ó \n... </text:p>
      <text:p text:style-name="P21"><text:s text:c="6"/>if cad[0]=='\0' or cad[0]=="\n": </text:p>
      <text:p text:style-name="P19"><text:span text:style-name="T48"><text:s text:c="8"/></text:span><text:span text:style-name="T50">#-- </text:span><text:span text:style-name="T51">(</text:span><text:span text:style-name="T50">Pregunta 5: Punto de máxima profundidad</text:span><text:span text:style-name="T51">)</text:span></text:p>
      <text:p text:style-name="P21"><text:s text:c="8"/>#-- Retornar </text:p>
      <text:p text:style-name="P21"><text:s text:c="8"/>return </text:p>
      <text:p text:style-name="P21"><text:s text:c="6"/>else: </text:p>
      <text:p text:style-name="P19"><text:span text:style-name="T48"><text:s text:c="8"/>#-- Imprimir la subcadena al rev</text:span><text:span text:style-name="T49">é</text:span><text:span text:style-name="T48">s </text:span></text:p>
      <text:p text:style-name="P21"><text:s text:c="8"/>reverse(cad[1:]) </text:p>
      <text:p text:style-name="P21"><text:s text:c="9"/></text:p>
      <text:p text:style-name="P21"><text:s text:c="8"/>#-- Imprimir el primer caracter </text:p>
      <text:p text:style-name="P21"><text:s text:c="8"/>print(cad[0])</text:p>
      <text:p text:style-name="P24"><text:span text:style-name="T45"><text:s text:c="8"/></text:span><text:span text:style-name="T46">#-- Retornar</text:span></text:p>
      <text:p text:style-name="P23"><text:s text:c="8"/>return</text:p>
      <text:p text:style-name="P9"/>
      <text:list xml:id="list163245526748093" text:continue-numbering="true" text:style-name="L2">
        <text:list-item>
          <text:p text:style-name="P38"><text:span text:style-name="T22">void procesar(p</text:span><text:span text:style-name="T26">cad</text:span><text:span text:style-name="T22">): </text:span><text:span text:style-name="T34">Tiene </text:span><text:span text:style-name="T32">un </text:span><text:span text:style-name="T30">parámetro de entrada </text:span><text:span text:style-name="T38">y ninguno de salida. Esta función deberá </text:span><text:span text:style-name="T32">imprimir en la consola</text:span><text:span text:style-name="T38"> la longitud de la cad</text:span><text:span text:style-name="T39">en</text:span><text:span text:style-name="T38">a cuyo puntero se ha pasado como argumento </text:span><text:span text:style-name="T39">(pcad)</text:span><text:span text:style-name="T38">, y a continuación, imprimir esa cadena del revés. Por ejemplo, si se llama a la función pasando el puntero a esta cadena: “Hola\n”, se imprimirá en la consola lo siguiente:</text:span></text:p>
        </text:list-item>
      </text:list>
      <text:p text:style-name="P29"><text:span text:style-name="T48"><text:tab/>L</text:span><text:span text:style-name="T47">ongitud cadena: 4</text:span></text:p>
      <text:p text:style-name="P30"><text:tab/>Cadena invertida: alo<text:span text:style-name="T55">H</text:span></text:p>
      <text:p text:style-name="P22"><text:s text:c="8"/></text:p>
      <text:p text:style-name="P17"><text:span text:style-name="T38"><text:tab/>Para calcular la longitud se llamará a la función </text:span><text:span text:style-name="T26">len()</text:span><text:span text:style-name="T38"> y para imprimir la cadena del revés a </text:span><text:span text:style-name="T26">reverse()</text:span></text:p>
      <text:p text:style-name="P10"/>
      <text:list xml:id="list1813396217" text:style-name="L3">
        <text:list-item>
          <text:p text:style-name="P40"><text:span text:style-name="T41">E</text:span><text:span text:style-name="T40">l </text:span><text:span text:style-name="T14">programa principal</text:span><text:span text:style-name="T40"> solicitará una cadena al usuario e invocará a la función </text:span><text:span text:style-name="T28">procesar()</text:span><text:span text:style-name="T40"> para imprimir su longitud y la cadena del revés. El programa seguirá pidiendo cadenas al usuario hasta que se introduzca una </text:span><text:span text:style-name="T14">cadena vacía</text:span><text:span text:style-name="T40"> (que se obtiene al apretar <text:s/>ENTER sin escribir la cadena). En ese momento terminará</text:span></text:p>
        </text:list-item>
      </text:list>
      <text:p text:style-name="P10"/>
      <text:p text:style-name="P32"/>
      <text:p text:style-name="P17"><text:span text:style-name="T19">Se pi</text:span><text:span text:style-name="T20">d</text:span><text:span text:style-name="T19">e:</text:span></text:p>
      <text:p text:style-name="P16"><text:span text:style-name="T1">1. </text:span><text:span text:style-name="T6">Implementar la función </text:span><text:span text:style-name="T27">len</text:span><text:span text:style-name="T23">()</text:span><text:span text:style-name="T6"> en el fichero </text:span><text:span text:style-name="T21">len</text:span><text:span text:style-name="T17">.s</text:span><text:span text:style-name="T6">. (</text:span><text:span text:style-name="T11">2</text:span><text:span text:style-name="T6"> puntos)</text:span></text:p>
      <text:p text:style-name="P14"><text:span text:style-name="T3">2. </text:span><text:span text:style-name="T6">Implementar la función </text:span><text:span text:style-name="T11">reverse</text:span><text:span text:style-name="T6">() en el fichero </text:span><text:span text:style-name="T21">reverse</text:span><text:span text:style-name="T17">.s</text:span><text:span text:style-name="T6"> (</text:span><text:span text:style-name="T11">3</text:span><text:span text:style-name="T6"> puntos)</text:span></text:p>
      <text:p text:style-name="P15"><text:span text:style-name="T1">3. Implementar la función </text:span><text:span text:style-name="T22">procesar()</text:span><text:span text:style-name="T1"> en el fichero </text:span><text:span text:style-name="T14">procesar.s</text:span><text:span text:style-name="T1"> (2 puntos)</text:span></text:p>
      <text:p text:style-name="P15"><text:span text:style-name="T1">4. </text:span><text:span text:style-name="T11">Implementar el</text:span><text:span text:style-name="T1"> </text:span><text:span text:style-name="T14">programa principal</text:span><text:span text:style-name="T1"> en el fichero </text:span><text:span text:style-name="T14">main.s</text:span><text:span text:style-name="T1"> </text:span><text:span text:style-name="T11">(2 puntos)</text:span></text:p>
      <text:p text:style-name="P25"><text:span text:style-name="T11">5. </text:span><text:span text:style-name="T12">Prueba</text:span><text:span text:style-name="T1"> tu programa </text:span><text:span text:style-name="T12">con la cadena “Hola” </text:span><text:span text:style-name="T1">y responde: ¿Qué valor tiene el </text:span><text:span text:style-name="T14">registro SP</text:span><text:span text:style-name="T1"> cuando se ejecuta la función </text:span><text:span text:style-name="T22">reverse()</text:span><text:span text:style-name="T1"> en el nivel de mayor profundidad? </text:span><text:span text:style-name="T12">(Es el punto indicado en los comentarios del algoritmo). </text:span><text:span text:style-name="T13">Responde en los comentarios dentro del fichero reverse.s</text:span><text:span text:style-name="T12"> </text:span><text:span text:style-name="T1">(1 punto)</text:span></text:p>
      <text:p text:style-name="P7"/>
      <text:p text:style-name="P5">Este es un ejemplo de la salida en la consola cuando se ejecuta el programa. Se ha introducido primero la cadena “<text:span text:style-name="T53">H</text:span>ola”, luego “<text:span text:style-name="T53">URJC</text:span>” y finalmente se ha pulsado ENTER</text:p>
      <text:p text:style-name="P5"/>
      <text:p text:style-name="P20">Introduce cadena: Hola</text:p>
      <text:p text:style-name="P20"/>
      <text:p text:style-name="P20">Longitud cadena: 4</text:p>
      <text:p text:style-name="P20">Cadena invertida: aloH</text:p>
      <text:p text:style-name="P20"/>
      <text:p text:style-name="P20">Introduce cadena: URJC</text:p>
      <text:p text:style-name="P20"/>
      <text:p text:style-name="P20">Longitud cadena: 4</text:p>
      <text:p text:style-name="P20">Cadena invertida: CJRU</text:p>
      <text:p text:style-name="P20"/>
      <text:p text:style-name="P20">Introduce cadena: </text:p>
      <text:p text:style-name="P20"/>
      <text:p text:style-name="P20">-- program is finished running --</text:p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1665in" fo:margin-bottom="0.0835in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top="0in" fo:margin-bottom="0.0835in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2"><draw:text-box fo:min-height="0.0228in" fo:min-width="0.0161in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Rey Juan Carlos</dc:title>
    <dc:subject/>
    <meta:keyword/>
    <meta:initial-creator>Katia Leal</meta:initial-creator>
    <meta:creation-date>2011-08-10T15:59:00</meta:creation-date>
    <dc:date>2019-12-10T16:32:43.187851756</dc:date>
    <meta:editing-cycles>139</meta:editing-cycles>
    <meta:editing-duration>PT15H48M45S</meta:editing-duration>
    <meta:generator>LibreOffice/6.0.7.3$Linux_X86_64 LibreOffice_project/00m0$Build-3</meta:generator>
    <meta:document-statistic meta:table-count="0" meta:image-count="0" meta:object-count="0" meta:page-count="3" meta:paragraph-count="50" meta:word-count="597" meta:character-count="3786" meta:non-whitespace-character-count="3124"/>
  </office:meta>
</office:document-meta>
</file>